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InSort.logLoopWarning( List loop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InSort.checkLoop( ModuleInSort futurCaller , CircularDependencyStrategy depStrateg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duleInSort.ModuleInSort( ModuleDescriptor moduleTo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getSorted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match( DependencyDescriptor descriptor , VersionMatcher version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InSort.endOf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addToSortedListIfRequired( List sor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InSort.setCaller( ModuleInSort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isInL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isProces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InSort.addToSortList( List sorted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uleInSort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nSort.isS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